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6000000F3768EE8C8EF3EBD5C.png" manifest:media-type="image/png"/>
  <manifest:file-entry manifest:full-path="Pictures/10000001000001E30000011E794F8A0B78D7FD06.png" manifest:media-type="image/png"/>
  <manifest:file-entry manifest:full-path="Pictures/10000001000002AB00000209245324DD60B539F0.png" manifest:media-type="image/png"/>
  <manifest:file-entry manifest:full-path="Pictures/100000010000038B000002A82F0FFC0FBFD3DC81.png" manifest:media-type="image/png"/>
  <manifest:file-entry manifest:full-path="Pictures/100000010000032E0000026CD1126876E90B7621.png" manifest:media-type="image/png"/>
  <manifest:file-entry manifest:full-path="Pictures/10000001000002A600000141E35477C3CA382ABB.png" manifest:media-type="image/png"/>
  <manifest:file-entry manifest:full-path="Pictures/1000000100000396000002BA9650F8FCD4569DF7.png" manifest:media-type="image/png"/>
  <manifest:file-entry manifest:full-path="Pictures/100000010000031C000002DC0C19D59F19981D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ecad" officeooo:paragraph-rsid="0001ecad"/>
    </style:style>
    <style:style style:name="P2" style:family="paragraph" style:parent-style-name="Standard">
      <style:text-properties officeooo:rsid="00033247" officeooo:paragraph-rsid="00033247"/>
    </style:style>
    <style:style style:name="P3" style:family="paragraph" style:parent-style-name="Standard">
      <style:text-properties officeooo:rsid="0003fac9" officeooo:paragraph-rsid="0003fac9"/>
    </style:style>
    <style:style style:name="P4" style:family="paragraph" style:parent-style-name="Standard">
      <style:text-properties officeooo:rsid="0005a489" officeooo:paragraph-rsid="0005a489"/>
    </style:style>
    <style:style style:name="P5" style:family="paragraph" style:parent-style-name="Standard">
      <style:text-properties officeooo:rsid="00089e15" officeooo:paragraph-rsid="00089e15"/>
    </style:style>
    <style:style style:name="P6" style:family="paragraph" style:parent-style-name="Standard">
      <style:text-properties officeooo:rsid="0009a8a7" officeooo:paragraph-rsid="0009a8a7"/>
    </style:style>
    <style:style style:name="T1" style:family="text">
      <style:text-properties officeooo:rsid="0005a4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.1</text:p>
      <text:p text:style-name="P1"/>
      <text:p text:style-name="P1"><draw:frame draw:style-name="fr1" draw:name="Imaxe1" text:anchor-type="char" svg:x="-0.048cm" svg:y="0.081cm" svg:width="17cm" svg:height="6.091cm" draw:z-index="0"><draw:image xlink:href="Pictures/10000001000002A6000000F3768EE8C8EF3EBD5C.png" xlink:type="simple" xlink:show="embed" xlink:actuate="onLoad" draw:mime-type="image/png"/></draw:frame></text:p>
      <text:p text:style-name="P1"/>
      <text:p text:style-name="P1">Ex.2</text:p>
      <text:p text:style-name="P1"/>
      <text:p text:style-name="P1"/>
      <text:p text:style-name="P1"><draw:frame draw:style-name="fr2" draw:name="Imaxe2" text:anchor-type="char" svg:width="17cm" svg:height="12.968cm" draw:z-index="1"><draw:image xlink:href="Pictures/10000001000002AB00000209245324DD60B539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Ex.3</text:p>
      <text:p text:style-name="P2"><draw:frame draw:style-name="fr1" draw:name="Imaxe3" text:anchor-type="char" svg:x="0cm" svg:y="0.674cm" svg:width="17cm" svg:height="12.947cm" draw:z-index="2"><draw:image xlink:href="Pictures/100000010000032E0000026CD1126876E90B76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Ex.<text:span text:style-name="T1">4</text:span></text:p>
      <text:p text:style-name="P3"/>
      <text:p text:style-name="P3"><draw:frame draw:style-name="fr1" draw:name="Imaxe4" text:anchor-type="char" svg:x="-0.032cm" svg:y="0.127cm" svg:width="12.781cm" svg:height="7.569cm" draw:z-index="3"><draw:image xlink:href="Pictures/10000001000001E30000011E794F8A0B78D7FD0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x.5</text:p>
      <text:p text:style-name="P3"/>
      <text:p text:style-name="P3"><draw:frame draw:style-name="fr1" draw:name="Imaxe5" text:anchor-type="char" svg:x="-0.023cm" svg:y="0.3cm" svg:width="17cm" svg:height="8.047cm" draw:z-index="4"><draw:image xlink:href="Pictures/10000001000002A600000141E35477C3CA382ABB.png" xlink:type="simple" xlink:show="embed" xlink:actuate="onLoad" draw:mime-type="image/png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x. 6</text:p>
      <text:p text:style-name="P5"/>
      <text:p text:style-name="P5"><draw:frame draw:style-name="fr1" draw:name="Imaxe6" text:anchor-type="char" svg:x="-0.093cm" svg:y="0.132cm" svg:width="17cm" svg:height="12.924cm" draw:z-index="5"><draw:image xlink:href="Pictures/1000000100000396000002BA9650F8FCD4569DF7.png" xlink:type="simple" xlink:show="embed" xlink:actuate="onLoad" draw:mime-type="image/png"/></draw:frame></text:p>
      <text:p text:style-name="P5"/>
      <text:p text:style-name="P5"/>
      <text:p text:style-name="P5"><text:soft-page-break/>Ex. 7</text:p>
      <text:p text:style-name="P5"/>
      <text:p text:style-name="P5"><draw:frame draw:style-name="fr1" draw:name="Imaxe7" text:anchor-type="char" svg:x="0.048cm" svg:y="0.347cm" svg:width="17cm" svg:height="12.744cm" draw:z-index="6"><draw:image xlink:href="Pictures/100000010000038B000002A82F0FFC0FBFD3DC8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Ex. 8</text:p>
      <text:p text:style-name="P5"/>
      <text:p text:style-name="P5"><draw:frame draw:style-name="fr1" draw:name="Imaxe8" text:anchor-type="char" svg:x="0cm" svg:y="0.342cm" svg:width="17cm" svg:height="15.633cm" draw:z-index="7"><draw:image xlink:href="Pictures/100000010000031C000002DC0C19D59F19981D2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12:13:03.244000000</meta:creation-date>
    <dc:date>2023-10-03T13:41:12.928000000</dc:date>
    <meta:editing-duration>PT30M50S</meta:editing-duration>
    <meta:editing-cycles>4</meta:editing-cycles>
    <meta:generator>LibreOffice/7.3.4.2$Windows_X86_64 LibreOffice_project/728fec16bd5f605073805c3c9e7c4212a0120dc5</meta:generator>
    <meta:document-statistic meta:table-count="0" meta:image-count="8" meta:object-count="0" meta:page-count="6" meta:paragraph-count="8" meta:word-count="11" meta:character-count="35" meta:non-whitespace-character-count="32"/>
  </office:meta>
</office:document-meta>
</file>